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pr4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6" style:family="presentation" style:parent-style-name="simple-light-2-outline1">
      <style:graphic-properties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family="'French Script MT'" style:font-family-generic="script" style:font-pitch="variable" fo:font-size="72pt" fo:font-weight="normal" style:font-size-asian="72pt" style:font-weight-asian="normal" style:font-size-complex="72pt" style:font-weight-complex="normal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style:font-independent-line-spacing="true"/>
      <style:text-properties fo:font-family="'DejaVu Serif Condensed'" style:font-family-generic="roman" style:font-pitch="variable"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style:font-independent-line-spacing="true"/>
      <style:text-properties fo:font-family="'DejaVu Serif Condensed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style:font-independent-line-spacing="true"/>
      <style:text-properties fo:font-family="'DejaVu Serif Condensed'" style:font-family-generic="roman" style:font-pitch="variable" fo:font-size="18pt"/>
    </style:style>
    <style:style style:name="P8" style:family="paragraph">
      <style:paragraph-properties fo:text-align="center" style:font-independent-line-spacing="true"/>
      <style:text-properties fo:font-family="'DejaVu Serif Condensed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family="'DejaVu Serif Condensed'" style:font-family-generic="roman" style:font-pitch="variable"/>
    </style:style>
    <style:style style:name="P10" style:family="paragraph">
      <style:paragraph-properties style:font-independent-line-spacing="true"/>
      <style:text-properties fo:font-family="'DejaVu Serif Condensed'" style:font-family-generic="roman" style:font-pitch="variable" fo:font-size="28pt" style:font-size-asian="28pt" style:font-size-complex="28pt"/>
    </style:style>
    <style:style style:name="T1" style:family="text">
      <style:text-properties fo:color="#000000" style:text-line-through-style="none" fo:font-family="'French Script MT'" style:font-family-generic="script" style:font-pitch="variable" fo:font-size="72pt" fo:letter-spacing="normal" fo:font-style="normal" style:text-underline-style="none" fo:font-weight="normal" style:font-family-asian="Arial" style:font-size-asian="72pt" style:font-style-asian="normal" style:font-weight-asian="normal" style:font-family-complex="Arial" style:font-size-complex="72pt" style:font-style-complex="normal" style:font-weight-complex="normal"/>
    </style:style>
    <style:style style:name="T2" style:family="text">
      <style:text-properties fo:color="#000000" style:text-line-through-style="none" fo:font-family="'DejaVu Serif Condensed'" style:font-family-generic="roman" style:font-pitch="variable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'DejaVu Serif Condensed'" style:font-family-generic="roman" style:font-pitch="variable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4" style:family="text">
      <style:text-properties fo:color="#000000" style:text-line-through-style="none" fo:font-family="'DejaVu Serif Condensed'" style:font-family-generic="roman" style:font-pitch="variable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'DejaVu Serif Condensed'" style:font-family-generic="roman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DejaVu Serif Condensed'" style:font-family-generic="roman" style:font-pitch="variable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8" style:family="text">
      <style:text-properties fo:font-family="'DejaVu Serif Condensed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'DejaVu Serif Condensed'" style:font-family-generic="roman" style:font-pitch="variable"/>
    </style:style>
    <style:style style:name="T10" style:family="text">
      <style:text-properties fo:color="#000000" style:text-line-through-style="none" fo:font-family="'DejaVu Serif Condensed'" style:font-family-generic="roman" style:font-pitch="variable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11" style:family="text">
      <style:text-properties fo:font-family="'DejaVu Serif Condensed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6cm" svg:x="0.866cm" svg:y="2.676cm" presentation:class="title" presentation:user-transformed="true">
          <draw:text-box>
            <text:p text:style-name="P1"><text:span text:style-name="T1">Character Builder!</text:span></text:p>
          </draw:text-box>
        </draw:frame>
        <presentation:notes draw:style-name="dp2">
          <draw:page-thumbnail draw:name="Google Shape;51;p:notes" draw:style-name="gr1" draw:layer="layout" svg:width="13.968cm" svg:height="10.476cm" svg:x="3.81cm" svg:y="2.123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levator pitch" draw:style-name="dp1" draw:master-page-name="simple-light-2">
        <office:forms form:automatic-focus="false" form:apply-design-mode="false"/>
        <draw:frame draw:name="Google Shape;60;p14" presentation:style-name="pr3" draw:text-style-name="P4" draw:layer="layout" svg:width="19.304cm" svg:height="2.339cm" svg:x="2.794cm" svg:y="5.98cm" presentation:class="title" presentation:user-transformed="true">
          <draw:text-box>
            <text:p text:style-name="P1"><text:span text:style-name="T2">For the creative type who has so many characters to make and so little time, this online character creator will provide helpful prompts, access to other characters, and a bio so you can make and view characters for your story!</text:span></text:p>
          </draw:text-box>
        </draw:frame>
        <presentation:notes draw:style-name="dp2">
          <draw:page-thumbnail draw:name="Google Shape;57;g320332ed93_1_0:notes" draw:style-name="gr1" draw:layer="layout" svg:width="13.968cm" svg:height="10.476cm" svg:x="3.81cm" svg:y="2.123cm" draw:page-number="2" presentation:class="page"/>
          <draw:frame draw:name="Google Shape;58;g320332ed93_1_0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cept" draw:style-name="dp1" draw:master-page-name="simple-light-2" presentation:presentation-page-layout-name="AL2T1">
        <office:forms form:automatic-focus="false" form:apply-design-mode="false"/>
        <draw:frame draw:name="Google Shape;65;p15" presentation:style-name="pr4" draw:text-style-name="P6" draw:layer="layout" svg:width="23.667cm" svg:height="1.591cm" svg:x="0.866cm" svg:y="1.237cm" presentation:class="title" presentation:user-transformed="true">
          <draw:text-box>
            <text:p text:style-name="P5"><text:span text:style-name="T3">Concept</text:span></text:p>
          </draw:text-box>
        </draw:frame>
        <draw:frame draw:name="Google Shape;66;p15" presentation:style-name="pr5" draw:text-style-name="P7" draw:layer="layout" svg:width="23.667cm" svg:height="9.497cm" svg:x="0.866cm" svg:y="3.203cm" presentation:class="outline" presentation:user-transformed="true">
          <draw:text-box>
            <text:list text:style-name="L2">
              <text:list-item>
                <text:p text:style-name="P5"><text:span text:style-name="T4">This site is an online character creator and database; users can create a character based on three separate genres, and then they can view both their own characters or any character created and saved to the site. 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As creators, we can find ourselves stuck with creative paralysis when trying to think of the core traits essential to a character for stories, games, etc. <text:s/>This site helps shake up the paralysis through prompts and other character examples to lean on.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As a user, I want to be able to sign in and create a character. I want to be able to view characters created by other users for inspiration, and I also want to be able to view my OWN characters separately. I also want to be able to share my character on social media. </text:span></text:p>
              </text:list-item>
            </text:list>
          </draw:text-box>
        </draw:frame>
        <presentation:notes draw:style-name="dp2">
          <draw:page-thumbnail draw:name="Google Shape;62;g29f43f0a72_0_0:notes" draw:style-name="gr1" draw:layer="layout" svg:width="13.968cm" svg:height="10.476cm" svg:x="3.81cm" svg:y="2.123cm" draw:page-number="3" presentation:class="page"/>
          <draw:frame draw:name="Google Shape;63;g29f43f0a72_0_0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cess" draw:style-name="dp1" draw:master-page-name="simple-light-2" presentation:presentation-page-layout-name="AL2T1">
        <office:forms form:automatic-focus="false" form:apply-design-mode="false"/>
        <draw:frame draw:name="Google Shape;71;p16" presentation:style-name="pr4" draw:text-style-name="P8" draw:layer="layout" svg:width="23.667cm" svg:height="1.591cm" svg:x="0.866cm" svg:y="1.237cm" presentation:class="title" presentation:user-transformed="true">
          <draw:text-box>
            <text:p text:style-name="P1"><text:span text:style-name="T3">Process</text:span></text:p>
          </draw:text-box>
        </draw:frame>
        <draw:frame draw:name="Google Shape;72;p16" presentation:style-name="pr5" draw:text-style-name="P3" draw:layer="layout" svg:width="23.667cm" svg:height="9.497cm" svg:x="0.866cm" svg:y="3.203cm" presentation:class="outline" presentation:user-transformed="true">
          <draw:text-box>
            <text:list text:style-name="L2">
              <text:list-item>
                <text:p text:style-name="P5"><text:span text:style-name="T4">This site utilizes Bootstrap, Sequelize, MySQL databases, Handlebars, and the share-buttons NPM package.</text:span></text:p>
                <text:p text:style-name="P1"><text:span text:style-name="T4"/></text:p>
                <text:p text:style-name="P1"><text:span text:style-name="T5">Behold the programmers!</text:span></text:p>
                <text:p text:style-name="P5"><text:span text:style-name="T4"/></text:p>
              </text:list-item>
              <text:list-item>
                <text:p text:style-name="P5"><text:span text:style-name="T6">Chris</text:span><text:span text:style-name="T4">: Created the database and table models; implemented functionality for viewing list of own characters and individual characters, headed up route connections.</text:span></text:p>
              </text:list-item>
              <text:list-item>
                <text:p text:style-name="P5"><text:span text:style-name="T6">Tameka</text:span><text:span text:style-name="T4">: Set up the dashboard, login functions, and headed styling of the site (particularly the dashboard cards).</text:span></text:p>
              </text:list-item>
              <text:list-item>
                <text:p text:style-name="P5"><text:span text:style-name="T6">David</text:span><text:span text:style-name="T4">: Set up the sign-up function for creating a username and password, implemented View Sample Character functionality, and assisted with CSS stylings.</text:span></text:p>
              </text:list-item>
              <text:list-item>
                <text:p text:style-name="P5"><text:span text:style-name="T6">Zac</text:span><text:span text:style-name="T4">: Set up the character creation function, implemented new technology (share button NPM package), added character biography to the view individual character page.</text:span><text:span text:style-name="T7"> </text:span></text:p>
                <text:p text:style-name="P5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68;g29f43f0a72_0_5:notes" draw:style-name="gr1" draw:layer="layout" svg:width="13.968cm" svg:height="10.476cm" svg:x="3.81cm" svg:y="2.123cm" draw:page-number="4" presentation:class="page"/>
          <draw:frame draw:name="Google Shape;69;g29f43f0a72_0_5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simple-light-2" presentation:presentation-page-layout-name="AL2T1">
        <office:forms form:automatic-focus="false" form:apply-design-mode="false"/>
        <draw:frame presentation:style-name="pr6" draw:text-style-name="P9" draw:layer="layout" svg:width="23.667cm" svg:height="11.43cm" svg:x="0.866cm" svg:y="1.271cm" presentation:class="outline" presentation:user-transformed="true">
          <draw:text-box>
            <text:list text:style-name="L3">
              <text:list-header>
                <text:p><text:span text:style-name="T8">Challenges encountered (and overcome)!</text:span></text:p>
              </text:list-header>
              <text:list-item>
                <text:p><text:span text:style-name="T9">Finding a new technology that fits with the function of the site (and that could be implemented in time).</text:span></text:p>
              </text:list-item>
              <text:list-item>
                <text:p><text:span text:style-name="T9">Getting the character creator to successfully submit a character (discovered and resolved a data-type error between the model and the page)</text:span></text:p>
              </text:list-item>
              <text:list-item>
                <text:p><text:span text:style-name="T9">Styling the CSS to ensure a flexible, handsome interface.</text:span></text:p>
              </text:list-item>
            </text:list>
          </draw:text-box>
        </draw:frame>
        <presentation:notes draw:style-name="dp2"/>
      </draw:page>
      <draw:page draw:name="Demo" draw:style-name="dp1" draw:master-page-name="simple-light-2">
        <office:forms form:automatic-focus="false" form:apply-design-mode="false"/>
        <draw:frame draw:name="Google Shape;77;p17" presentation:style-name="pr3" draw:text-style-name="P10" draw:layer="layout" svg:width="23.667cm" svg:height="2.339cm" svg:x="0.866cm" svg:y="5.98cm" presentation:class="title" presentation:user-transformed="true">
          <draw:text-box>
            <text:p text:style-name="P1"><text:span text:style-name="T10">Now please enjoy our demonstration!</text:span></text:p>
          </draw:text-box>
        </draw:frame>
        <presentation:notes draw:style-name="dp2">
          <office:forms form:automatic-focus="false" form:apply-design-mode="false"/>
          <draw:page-thumbnail draw:name="Google Shape;74;g29f43f0a72_0_15:notes" draw:style-name="gr1" draw:layer="layout" svg:width="13.968cm" svg:height="10.476cm" svg:x="3.81cm" svg:y="2.123cm" draw:page-number="6" presentation:class="page"/>
          <draw:frame draw:name="Google Shape;75;g29f43f0a72_0_15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irections for Future Development" draw:style-name="dp1" draw:master-page-name="simple-light-2" presentation:presentation-page-layout-name="AL2T1">
        <office:forms form:automatic-focus="false" form:apply-design-mode="false"/>
        <draw:frame draw:name="Google Shape;82;p18" presentation:style-name="pr4" draw:text-style-name="P6" draw:layer="layout" svg:width="23.667cm" svg:height="1.591cm" svg:x="0.866cm" svg:y="1.237cm" presentation:class="title" presentation:user-transformed="true">
          <draw:text-box>
            <text:p text:style-name="P5"><text:span text:style-name="T3">Directions for Future Development</text:span></text:p>
          </draw:text-box>
        </draw:frame>
        <draw:frame draw:name="Google Shape;83;p18" presentation:style-name="pr5" draw:text-style-name="P3" draw:layer="layout" svg:width="23.667cm" svg:height="9.497cm" svg:x="0.866cm" svg:y="3.203cm" presentation:class="outline" presentation:user-transformed="true">
          <draw:text-box>
            <text:list text:style-name="L3">
              <text:list-item>
                <text:p><text:span text:style-name="T11">Include a delete option to remove one's own characters manually.</text:span></text:p>
              </text:list-item>
              <text:list-item>
                <text:p><text:span text:style-name="T11">Include an edit option for one's own characters.</text:span></text:p>
              </text:list-item>
              <text:list-item>
                <text:p><text:span text:style-name="T11">Utilize custom or open-source images for the dashboard cards and log-in screen (current images are for student/demonstration purposes ONLY).</text:span></text:p>
              </text:list-item>
              <text:list-item>
                <text:p><text:span text:style-name="T11">Include reflexive styling for the biography so it matches the genre selected by the user.</text:span></text:p>
              </text:list-item>
              <text:list-item>
                <text:p><text:span text:style-name="T11">Include option to upload personal character pictures.</text:span></text:p>
              </text:list-item>
            </text:list>
          </draw:text-box>
        </draw:frame>
        <presentation:notes draw:style-name="dp2">
          <draw:page-thumbnail draw:name="Google Shape;79;g29f43f0a72_0_10:notes" draw:style-name="gr1" draw:layer="layout" svg:width="13.968cm" svg:height="10.476cm" svg:x="3.81cm" svg:y="2.123cm" draw:page-number="7" presentation:class="page"/>
          <draw:frame draw:name="Google Shape;80;g29f43f0a72_0_10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nks" draw:style-name="dp1" draw:master-page-name="simple-light-2" presentation:presentation-page-layout-name="AL2T1">
        <office:forms form:automatic-focus="false" form:apply-design-mode="false"/>
        <draw:frame draw:name="Google Shape;88;p19" presentation:style-name="pr4" draw:text-style-name="P6" draw:layer="layout" svg:width="23.667cm" svg:height="1.591cm" svg:x="0.866cm" svg:y="1.237cm" presentation:class="title" presentation:user-transformed="true">
          <draw:text-box>
            <text:p text:style-name="P5"><text:span text:style-name="T3">Links</text:span></text:p>
          </draw:text-box>
        </draw:frame>
        <draw:frame draw:name="Google Shape;89;p19" presentation:style-name="pr5" draw:text-style-name="P3" draw:layer="layout" svg:width="23.667cm" svg:height="9.497cm" svg:x="0.866cm" svg:y="3.203cm" presentation:class="outline" presentation:user-transformed="true">
          <draw:text-box>
            <text:p text:style-name="P5"><text:span text:style-name="T6">Deployed Site:</text:span></text:p>
            <text:p text:style-name="P5"><text:span text:style-name="T4"><text:a xlink:href="https://hidden-badlands-21856.herokuapp.com/">https://hidden-badlands-21856.herokuapp.com/</text:a></text:span></text:p>
            <text:p text:style-name="P5"><text:span text:style-name="T6">Github Repository:</text:span></text:p>
            <text:p text:style-name="P5"><text:span text:style-name="T4"><text:a xlink:href="https://github.com/cjtavares/character-creator">https://github.com/cjtavares/character-creator</text:a></text:span></text:p>
            <text:p text:style-name="P5"><text:span text:style-name="T7"/></text:p>
          </draw:text-box>
        </draw:frame>
        <presentation:notes draw:style-name="dp2">
          <draw:page-thumbnail draw:name="Google Shape;85;g29f43f0a72_0_24:notes" draw:style-name="gr1" draw:layer="layout" svg:width="13.968cm" svg:height="10.476cm" svg:x="3.81cm" svg:y="2.123cm" draw:page-number="8" presentation:class="page"/>
          <draw:frame draw:name="Google Shape;86;g29f43f0a72_0_24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gradient" draw:fill-color="#99ff99" draw:fill-gradient-name="Blue_20_Gradient_20_1" draw:fill-image-width="0cm" draw:fill-image-height="0cm" draw:tile-repeat-offset="0% vertical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gradient" draw:fill-color="#99ff99" draw:fill-gradient-name="Blue_20_Gradient_20_1" draw:fill-image-width="0cm" draw:fill-image-height="0cm" draw:tile-repeat-offset="0% vertical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gradient" draw:fill-color="#99ff99" draw:fill-gradient-name="Blue_20_Gradient_20_1" draw:fill-image-width="0cm" draw:fill-image-height="0cm" draw:tile-repeat-offset="0% vertical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color="#99ff99" draw:fill-gradient-name="Blue_20_Gradient_20_1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397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7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9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simple-light-2" style:page-layout-name="PM1" draw:style-name="Mdp1">
      <office:forms form:automatic-focus="false" form:apply-design-mode="false"/>
      <draw:frame draw:name="Google Shape;10;p2" presentation:style-name="Mpr1" draw:text-style-name="MP4" draw:layer="backgroundobjects" svg:width="23.667cm" svg:height="5.706cm" svg:x="0.866cm" svg:y="2.069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Google Shape;12;p2" presentation:style-name="Mpr2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imple-light-2-outline1" draw:layer="backgroundobjects" svg:width="22.859cm" svg:height="9.437cm" svg:x="1.27cm" svg:y="3.34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imple-light-2-title" draw:layer="backgroundobjects" svg:width="13.968cm" svg:height="10.476cm" svg:x="3.81cm" svg:y="2.123cm" presentation:class="page"/>
        <draw:frame presentation:style-name="simple-light-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office:forms form:automatic-focus="false" form:apply-design-mode="false"/>
      <draw:frame draw:name="Google Shape;14;p3" presentation:style-name="Mpr5" draw:text-style-name="MP4" draw:layer="backgroundobjects" svg:width="23.667cm" svg:height="2.339cm" svg:x="0.866cm" svg:y="5.98cm" presentation:class="title" presentation:user-transformed="true">
        <draw:text-box>
          <text:p text:style-name="MP3"><text:span text:style-name="MT4">Click to edit the title text format</text:span></text:p>
        </draw:text-box>
      </draw:frame>
      <draw:frame draw:name="Google Shape;15;p3" presentation:style-name="Mpr2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imple-light-2-outline1" draw:layer="backgroundobjects" svg:width="22.859cm" svg:height="9.437cm" svg:x="1.27cm" svg:y="3.34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office:forms form:automatic-focus="false" form:apply-design-mode="false"/>
      <draw:frame draw:name="Google Shape;17;p4" presentation:style-name="Mpr8" draw:text-style-name="MP4" draw:layer="backgroundobjects" svg:width="23.667cm" svg:height="1.591cm" svg:x="0.866cm" svg:y="1.237cm" presentation:class="title" presentation:user-transformed="true">
        <draw:text-box>
          <text:p text:style-name="MP3"><text:span text:style-name="MT3">Click to edit the title text format</text:span></text:p>
        </draw:text-box>
      </draw:frame>
      <draw:frame draw:name="Google Shape;18;p4" presentation:style-name="Mpr9" draw:text-style-name="MP4" draw:layer="backgroundobjects" svg:width="23.667cm" svg:height="9.497cm" svg:x="0.866cm" svg:y="3.203cm" presentation:class="outline" presentation:user-transformed="true">
        <draw:text-box>
          <text:p text:style-name="MP3"><text:span text:style-name="MT3">Click to edit the outline text format</text:span></text:p>
          <text:list text:style-name="ML4">
            <text:list-item>
              <text:list>
                <text:list-item>
                  <text:p text:style-name="MP3"><text:span text:style-name="MT3">Second Outline Level</text:span></text:p>
                  <text:list>
                    <text:list-item>
                      <text:p text:style-name="MP3"><text:span text:style-name="MT3">Third Outline Level</text:span></text:p>
                      <text:list>
                        <text:list-item>
                          <text:p text:style-name="MP3"><text:span text:style-name="MT3">Fourth Outline Level</text:span></text:p>
                          <text:list>
                            <text:list-item>
                              <text:p text:style-name="MP3"><text:span text:style-name="MT3">Fifth Outline Level</text:span></text:p>
                              <text:list>
                                <text:list-item>
                                  <text:p text:style-name="MP3"><text:span text:style-name="MT3">Sixth Outline Level</text:span></text:p>
                                  <text:list>
                                    <text:list-item>
                                      <text:p text:style-name="MP3"><text:span text:style-name="MT3">Seventh Outline Level</text:span></text:p>
                                      <text:list>
                                        <text:list-item>
                                          <text:p text:style-name="MP3"><text:span text:style-name="MT3">Eighth Outline Level</text:span></text:p>
                                          <text:list>
                                            <text:list-item>
                                              <text:p text:style-name="MP3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2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10-31T20:44:34.33</dc:date>
    <dc:creator>Zachariah Schneider</dc:creator>
    <meta:generator>OpenOffice/4.1.6$Win32 OpenOffice.org_project/416m1$Build-9790</meta:generator>
    <meta:editing-duration>PT2M30S</meta:editing-duration>
    <meta:editing-cycles>3</meta:editing-cycles>
    <meta:document-statistic meta:object-count="63"/>
  </office:meta>
</office:document-meta>
</file>